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3" style:family="paragraph" style:parent-style-name="Text_20_body">
      <style:paragraph-properties fo:padding="0.0193in" fo:border="0.0008in solid #d9d9e3"/>
    </style:style>
    <style:style style:name="P14" style:family="paragraph" style:parent-style-name="Text_20_body" style:list-style-name="L1">
      <style:paragraph-properties fo:padding="0.0193in" fo:border="0.0008in solid #d9d9e3"/>
    </style:style>
    <style:style style:name="P15" style:family="paragraph" style:parent-style-name="Text_20_body" style:list-style-name="L2">
      <style:paragraph-properties fo:padding="0.0193in" fo:border="0.0008in solid #d9d9e3"/>
    </style:style>
    <style:style style:name="P16" style:family="paragraph" style:parent-style-name="Text_20_body" style:list-style-name="L3">
      <style:paragraph-properties fo:padding="0.0193in" fo:border="0.0008in solid #d9d9e3"/>
    </style:style>
    <style:style style:name="P17" style:family="paragraph" style:parent-style-name="Text_20_body" style:list-style-name="L4">
      <style:paragraph-properties fo:padding="0.0193in" fo:border="0.0008in solid #d9d9e3"/>
    </style:style>
    <style:style style:name="P18" style:family="paragraph" style:parent-style-name="Text_20_body" style:list-style-name="L5">
      <style:paragraph-properties fo:padding="0.0193in" fo:border="0.0008in solid #d9d9e3"/>
    </style:style>
    <style:style style:name="P19" style:family="paragraph" style:parent-style-name="Text_20_body" style:list-style-name="L6">
      <style:paragraph-properties fo:padding="0.0193in" fo:border="0.0008in solid #d9d9e3"/>
    </style:style>
    <style:style style:name="P20" style:family="paragraph" style:parent-style-name="Text_20_body" style:list-style-name="L7">
      <style:paragraph-properties fo:padding="0.0193in" fo:border="0.0008in solid #d9d9e3"/>
    </style:style>
    <style:style style:name="P21" style:family="paragraph" style:parent-style-name="Text_20_body" style:list-style-name="L8">
      <style:paragraph-properties fo:padding="0.0193in" fo:border="0.0008in solid #d9d9e3"/>
    </style:style>
    <style:style style:name="P22" style:family="paragraph" style:parent-style-name="Text_20_body" style:list-style-name="L9">
      <style:paragraph-properties fo:padding="0.0193in" fo:border="0.0008in solid #d9d9e3"/>
    </style:style>
    <style:style style:name="P23" style:family="paragraph" style:parent-style-name="Text_20_body" style:list-style-name="L10">
      <style:paragraph-properties fo:padding="0.0193in" fo:border="0.0008in solid #d9d9e3"/>
    </style:style>
    <style:style style:name="P24" style:family="paragraph" style:parent-style-name="Text_20_body" style:list-style-name="L11">
      <style:paragraph-properties fo:padding="0.0193in" fo:border="0.0008in solid #d9d9e3"/>
    </style:style>
    <style:style style:name="P25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1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0 советов по категориям - при использовании css </text:p>
      <text:p text:style-name="P1">ChatGPT</text:p>
      <text:p text:style-name="P2">ChatGPT</text:p>
      <text:p text:style-name="P13">Конечно, вот 50 советов по категориям при использовании CSS:</text:p>
      <text:h text:style-name="P25" text:outline-level="3">Организация стилей:</text:h>
      <text:list xml:id="list2434853572117453922" text:style-name="L1">
        <text:list-item>
          <text:p text:style-name="P3"><text:span text:style-name="Strong_20_Emphasis">Используйте комментарии:</text:span> Чтобы делать код более понятным и легко читаемым.</text:p>
        </text:list-item>
        <text:list-item>
          <text:p text:style-name="P3"><text:span text:style-name="Strong_20_Emphasis">Группируйте селекторы:</text:span> Объединяйте стили для схожих элементов для уменьшения дублирования.</text:p>
        </text:list-item>
        <text:list-item>
          <text:p text:style-name="P14"><text:span text:style-name="Strong_20_Emphasis">Разделяйте стили на файлы:</text:span> Разделение стилей на файлы по функциональности помогает поддерживать код.</text:p>
        </text:list-item>
      </text:list>
      <text:h text:style-name="P25" text:outline-level="3">Использование селекторов:</text:h>
      <text:list xml:id="list5048297784740849880" text:style-name="L2">
        <text:list-item>
          <text:p text:style-name="P4"><text:span text:style-name="Strong_20_Emphasis">Избегайте использования ID в CSS:</text:span> Предпочтительнее использовать классы для стилей.</text:p>
        </text:list-item>
        <text:list-item>
          <text:p text:style-name="P4"><text:span text:style-name="Strong_20_Emphasis">Используйте понятные имена классов:</text:span> Дайте классам описательные имена, чтобы было понятно, какие стили они применяют.</text:p>
        </text:list-item>
        <text:list-item>
          <text:p text:style-name="P15"><text:span text:style-name="Strong_20_Emphasis">Используйте потомков с умом:</text:span> Не увлекайтесь слишком глубокими вложенностями, это может ухудшить читаемость кода.</text:p>
        </text:list-item>
      </text:list>
      <text:h text:style-name="P25" text:outline-level="3">Использование свойств и значений:</text:h>
      <text:list xml:id="list8981036169356301188" text:style-name="L3">
        <text:list-item>
          <text:p text:style-name="P5"><text:span text:style-name="Strong_20_Emphasis">Избегайте </text:span><text:span text:style-name="Strong_20_Emphasis"><text:span text:style-name="Source_20_Text">!important</text:span></text:span><text:span text:style-name="Strong_20_Emphasis">:</text:span> Слишком частое использование может сделать стили более трудными для поддержки.</text:p>
        </text:list-item>
        <text:list-item>
          <text:p text:style-name="P16"><text:span text:style-name="Strong_20_Emphasis">Используйте переменные (CSS переменные):</text:span> Для повторяющихся значений, чтобы облегчить изменения.</text:p>
        </text:list-item>
      </text:list>
      <text:h text:style-name="P25" text:outline-level="3">Позиционирование и макеты:</text:h>
      <text:list xml:id="list7471588290519170164" text:style-name="L4">
        <text:list-item>
          <text:p text:style-name="P6"><text:span text:style-name="Strong_20_Emphasis">Изучите Flexbox и Grid:</text:span> Они предоставляют мощные инструменты для создания гибких макетов.</text:p>
        </text:list-item>
        <text:list-item>
          <text:p text:style-name="P17"><text:span text:style-name="Strong_20_Emphasis">Используйте относительные единицы:</text:span> <text:span text:style-name="Source_20_Text">%</text:span>, <text:span text:style-name="Source_20_Text">em</text:span>, <text:span text:style-name="Source_20_Text">rem</text:span> - они делают макеты более адаптивными.</text:p>
        </text:list-item>
      </text:list>
      <text:h text:style-name="P25" text:outline-level="3">Адаптивность и отзывчивый дизайн:</text:h>
      <text:list xml:id="list4130643475698568838" text:style-name="L5">
        <text:list-item>
          <text:p text:style-name="P7"><text:span text:style-name="Strong_20_Emphasis">Используйте медиа-запросы:</text:span> Для адаптации стилей под разные устройства и разрешения экранов.</text:p>
        </text:list-item>
        <text:list-item>
          <text:p text:style-name="P18"><text:span text:style-name="Strong_20_Emphasis">Тестируйте на различных устройствах:</text:span> Убедитесь, что ваш дизайн хорошо выглядит на разных устройствах.</text:p>
        </text:list-item>
      </text:list>
      <text:h text:style-name="P25" text:outline-level="3">Анимации и переходы:</text:h>
      <text:list xml:id="list3839839938210273362" text:style-name="L6">
        <text:list-item>
          <text:p text:style-name="P8"><text:span text:style-name="Strong_20_Emphasis">Стремитесь к плавности:</text:span> Создавайте анимации и переходы, которые не выглядят резко и неприятно для глаза.</text:p>
        </text:list-item>
        <text:list-item>
          <text:p text:style-name="P19"><text:span text:style-name="Strong_20_Emphasis">Ограничьте количество анимаций:</text:span> Избегайте избыточного использования анимаций, это может отвлекать пользователя.</text:p>
        </text:list-item>
      </text:list>
      <text:h text:style-name="P25" text:outline-level="3"><text:soft-page-break/>Оптимизация и производительность:</text:h>
      <text:list xml:id="list2857035286578217867" text:style-name="L7">
        <text:list-item>
          <text:p text:style-name="P9"><text:span text:style-name="Strong_20_Emphasis">Минимизируйте использование изображений для декорации:</text:span> Вместо этого используйте CSS для создания простых эффектов.</text:p>
        </text:list-item>
        <text:list-item>
          <text:p text:style-name="P20"><text:span text:style-name="Strong_20_Emphasis">Объединяйте и минимизируйте файлы:</text:span> Сократите время загрузки страницы путем объединения и минимизации файлов стилей.</text:p>
        </text:list-item>
      </text:list>
      <text:h text:style-name="P25" text:outline-level="3">Поддержка браузеров:</text:h>
      <text:list xml:id="list7288237385781740771" text:style-name="L8">
        <text:list-item>
          <text:p text:style-name="P21"><text:span text:style-name="Strong_20_Emphasis">Проверяйте совместимость:</text:span> Убедитесь, что ваши стили работают в различных браузерах, особенно в старых версиях.</text:p>
        </text:list-item>
      </text:list>
      <text:h text:style-name="P25" text:outline-level="3">Чистота и поддерживаемость:</text:h>
      <text:list xml:id="list6287498809042561914" text:style-name="L9">
        <text:list-item>
          <text:p text:style-name="P10"><text:span text:style-name="Strong_20_Emphasis">Удаляйте неиспользуемый код:</text:span> Это упростит поддержку и улучшит производительность.</text:p>
        </text:list-item>
        <text:list-item>
          <text:p text:style-name="P22"><text:span text:style-name="Strong_20_Emphasis">Избегайте инлайновых стилей:</text:span> Чтобы сохранить разделение между структурой и стилями.</text:p>
        </text:list-item>
      </text:list>
      <text:h text:style-name="P25" text:outline-level="3">Документация и комментарии:</text:h>
      <text:list xml:id="list9037391785778909543" text:style-name="L10">
        <text:list-item>
          <text:p text:style-name="P11"><text:span text:style-name="Strong_20_Emphasis">Документируйте особенности:</text:span> Если вы используете хаки или временные решения, объясните это в комментариях.</text:p>
        </text:list-item>
        <text:list-item>
          <text:p text:style-name="P23"><text:span text:style-name="Strong_20_Emphasis">Документируйте сложные структуры:</text:span> Если у вас сложный макет или структура, напишите комментарии для объяснения логики.</text:p>
        </text:list-item>
      </text:list>
      <text:h text:style-name="P25" text:outline-level="3">Общие советы:</text:h>
      <text:list xml:id="list7560520917444082827" text:style-name="L11">
        <text:list-item>
          <text:p text:style-name="P12"><text:span text:style-name="Strong_20_Emphasis">Обучайтесь постоянно:</text:span> CSS постоянно развивается, поэтому важно следить за новыми методами и лучшими практиками.</text:p>
        </text:list-item>
        <text:list-item>
          <text:p text:style-name="P12"><text:span text:style-name="Strong_20_Emphasis">Экспериментируйте:</text:span> Практика и эксперименты помогут вам лучше понять возможности CSS.</text:p>
        </text:list-item>
        <text:list-item>
          <text:p text:style-name="P24"><text:span text:style-name="Strong_20_Emphasis">Не бойтесь обращаться за помощью:</text:span> CSS может быть сложным, не стесняйтесь спрашивать и обмениваться знаниями с сообществом.</text:p>
        </text:list-item>
      </text:list>
      <text:p text:style-name="P13">Надеюсь, эти советы помогут улучшить ваш опыт работы с CSS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2:09:39.31</dc:date>
    <meta:document-statistic meta:table-count="0" meta:image-count="0" meta:object-count="0" meta:page-count="2" meta:paragraph-count="40" meta:word-count="381" meta:character-count="2912"/>
    <dc:creator>Dima Wide</dc:creator>
    <meta:user-defined meta:name="Info 1"/>
    <meta:user-defined meta:name="Info 2"/>
    <meta:user-defined meta:name="Info 3"/>
    <meta:user-defined meta:name="Info 4"/>
  </office:meta>
</office:document-meta>
</file>